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4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77.09pt"/>
    </style:style>
    <style:style style:name="co4" style:family="table-column">
      <style:table-column-properties fo:break-before="auto" style:column-width="77.95pt"/>
    </style:style>
    <style:style style:name="co5" style:family="table-column">
      <style:table-column-properties fo:break-before="auto" style:column-width="98.79pt"/>
    </style:style>
    <style:style style:name="co6" style:family="table-column">
      <style:table-column-properties fo:break-before="auto" style:column-width="218.44pt"/>
    </style:style>
    <style:style style:name="co7" style:family="table-column">
      <style:table-column-properties fo:break-before="auto" style:column-width="150.49pt"/>
    </style:style>
    <style:style style:name="co8" style:family="table-column">
      <style:table-column-properties fo:break-before="auto" style:column-width="116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ing" table:style-name="ta1">
        <table:shapes>
          <draw:frame draw:z-index="0" draw:style-name="gr1" draw:text-style-name="P1" svg:width="453.63pt" svg:height="255.26pt" svg:x="544.82pt" svg:y="333.58pt">
            <draw:object draw:notify-on-update-of-ranges="Timing.A27:Timing.A27 Timing.B27:Timing.D27 Timing.A28:Timing.A28 Timing.B28:Timing.D28 Timing.A29:Timing.A29 Timing.B29:Timing.D29 Timing.A30:Timing.A30 Timing.B30:Timing.D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Notes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All profiling done with debug enabled (thus release is probably faster)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Running profiling on the desktop pi was a bad idea → hang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Timing:</text:p>
          </table:table-cell>
          <table:table-cell office:value-type="string" calcext:value-type="string">
            <text:p>take middle of th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4"/>
          <table:table-cell table:style-name="ce7"/>
          <table:table-cell table:number-columns-repeated="1022"/>
        </table:table-row>
        <table:table-row table:style-name="ro1">
          <table:table-cell table:style-name="ce3" office:value-type="string" calcext:value-type="string">
            <text:p>Note:</text:p>
          </table:table-cell>
          <table:table-cell table:style-name="ce13" office:value-type="string" calcext:value-type="string">
            <text:p>Implemented loop unroll, but had little (adverse) effect on performance of Matrix</text:p>
          </table:table-cell>
          <table:table-cell table:style-name="ce16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11" office:value-type="string" calcext:value-type="string">
            <text:p>Hostname</text:p>
          </table:table-cell>
          <table:table-cell table:style-name="ce11" office:value-type="string" calcext:value-type="string">
            <text:p>Platform</text:p>
          </table:table-cell>
          <table:table-cell table:style-name="ce11" office:value-type="string" calcext:value-type="string">
            <text:p>Command</text:p>
          </table:table-cell>
          <table:table-cell table:style-name="ce11" office:value-type="string" calcext:value-type="string">
            <text:p>Time (s)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127" calcext:value-type="float">
            <text:p>20210127</text:p>
          </table:table-cell>
          <table:table-cell office:value-type="string" calcext:value-type="string">
            <text:p>7f867a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./obj/emu-debug/bin/Matrix -d=512 -p=5 -k=cpu</text:p>
          </table:table-cell>
          <table:table-cell office:value-type="float" office:value="3.092124" calcext:value-type="float">
            <text:p>3.092124</text:p>
          </table:table-cell>
          <table:table-cell office:value-type="string" calcext:value-type="string">
            <text:p>Initial version with full row loaded in register fil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sudo ./obj/qpu-debug/bin/Matrix -d=512 -p=5</text:p>
          </table:table-cell>
          <table:table-cell/>
          <table:table-cell office:value-type="string" calcext:value-type="string">
            <text:p>Failed, prob due to timeou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sudo ./obj/qpu-debug/bin/Matrix -d=512 -p=5 -k=cpu</text:p>
          </table:table-cell>
          <table:table-cell office:value-type="float" office:value="103.680912" calcext:value-type="float">
            <text:p>103.680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f867a3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sudo ./obj/qpu-debug/bin/Matrix -d=512 -p=5</text:p>
          </table:table-cell>
          <table:table-cell office:value-type="float" office:value="16.010355" calcext:value-type="float">
            <text:p>16.01035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udo ./obj/qpu-debug/bin/Matrix -d=512 -p=5 -k=cpu</text:p>
          </table:table-cell>
          <table:table-cell office:value-type="float" office:value="13.497253" calcext:value-type="float">
            <text:p>13.4972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4-3</text:p>
          </table:table-cell>
          <table:table-cell office:value-type="string" calcext:value-type="string">
            <text:p>pi4</text:p>
          </table:table-cell>
          <table:table-cell office:value-type="string" calcext:value-type="string">
            <text:p>./obj/qpu-debug/bin/Matrix -d=512 -p=5</text:p>
          </table:table-cell>
          <table:table-cell/>
          <table:table-cell office:value-type="string" calcext:value-type="string">
            <text:p>Hang loo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obj/qpu-debug/bin/Matrix -d=512 -p=5 -k=cpu</text:p>
          </table:table-cell>
          <table:table-cell office:value-type="float" office:value="13.798943" calcext:value-type="float">
            <text:p>13.7989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sudo ./obj/qpu-debug/bin/Matrix -d=512 -p=5</text:p>
          </table:table-cell>
          <table:table-cell office:value-type="float" office:value="49.398058" calcext:value-type="float">
            <text:p>49.3980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table:number-columns-repeated="2"/>
          <table:table-cell office:value-type="string" calcext:value-type="string">
            <text:p>./obj/qpu-debug/bin/Matrix -d=512 -p=5 -k=cpu</text:p>
          </table:table-cell>
          <table:table-cell office:value-type="float" office:value="108.644453" calcext:value-type="float">
            <text:p>108.64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7192" calcext:value-type="float">
            <text:p>4827192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sudo ./obj/qpu-debug/bin/Matrix -d=512 -p=5 -k=cpu</text:p>
          </table:table-cell>
          <table:table-cell office:value-type="float" office:value="250.038144" calcext:value-type="float">
            <text:p>250.038144</text:p>
          </table:table-cell>
          <table:table-cell office:value-type="string" calcext:value-type="string">
            <text:p>QPU call doesn’t run</text:p>
          </table:table-cell>
          <table:table-cell table:number-columns-repeated="1017"/>
        </table:table-row>
        <table:table-row table:style-name="ro1">
          <table:table-cell office:value-type="float" office:value="20210128" calcext:value-type="float">
            <text:p>20210128</text:p>
          </table:table-cell>
          <table:table-cell office:value-type="string" calcext:value-type="string">
            <text:p>426d2f6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sudo ./obj/qpu-debug/bin/Matrix -d=512 -p=5</text:p>
          </table:table-cell>
          <table:table-cell office:value-type="float" office:value="12.905957" calcext:value-type="float">
            <text:p>12.905957</text:p>
          </table:table-cell>
          <table:table-cell office:value-type="string" calcext:value-type="string">
            <text:p>Added 1248 rotat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sudo ./obj/qpu-debug/bin/Matrix -d=512 -p=5 -kernel=dummy</text:p>
          </table:table-cell>
          <table:table-cell office:value-type="float" office:value="3.094523" calcext:value-type="float">
            <text:p>3.09452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mmit</text:p>
          </table:table-cell>
          <table:table-cell office:value-type="string" calcext:value-type="string">
            <text:p>cpu</text:p>
          </table:table-cell>
          <table:table-cell table:style-name="ce6" office:value-type="string" calcext:value-type="string">
            <text:p>dotvector</text:p>
          </table:table-cell>
          <table:table-cell office:value-type="string" calcext:value-type="string">
            <text:p>1248 rot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l I7</text:p>
          </table:table-cell>
          <table:table-cell table:style-name="ce15" table:formula="of:=[.F12]" office:value-type="float" office:value="3.092124" calcext:value-type="float">
            <text:p>3.09212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4-64</text:p>
          </table:table-cell>
          <table:table-cell table:style-name="ce15" table:formula="of:=[.F16]" office:value-type="float" office:value="13.497253" calcext:value-type="float">
            <text:p>13.497253</text:p>
          </table:table-cell>
          <table:table-cell table:style-name="ce15" table:formula="of:=[.F15]" office:value-type="float" office:value="16.010355" calcext:value-type="float">
            <text:p>16.010355</text:p>
          </table:table-cell>
          <table:table-cell table:style-name="ce15" table:formula="of:=[.F22]" office:value-type="float" office:value="12.905957" calcext:value-type="float">
            <text:p>12.9059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4-64 dummy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5*0.787219" office:value-type="float" office:value="3.936095" calcext:value-type="float">
            <text:p>3.936095</text:p>
          </table:table-cell>
          <table:table-cell table:style-name="ce15" table:formula="of:=[.F23]" office:value-type="float" office:value="3.094523" calcext:value-type="float">
            <text:p>3.094523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tforms" table:style-name="ta1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2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Scripts for 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scp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b_release -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namect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rev-parse --short H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at /proc/device-tree/model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office:value-type="string" calcext:value-type="string">
            <text:p>Hostname</text:p>
          </table:table-cell>
          <table:table-cell table:style-name="ce11" office:value-type="string" calcext:value-type="string">
            <text:p>Architecture</text:p>
          </table:table-cell>
          <table:table-cell table:style-name="ce11" office:value-type="string" calcext:value-type="string">
            <text:p>Model</text:p>
          </table:table-cell>
          <table:table-cell table:style-name="ce11" office:value-type="string" calcext:value-type="string">
            <text:p>Snapshot Date</text:p>
          </table:table-cell>
          <table:table-cell table:style-name="ce11" office:value-type="string" calcext:value-type="string">
            <text:p>Debian Version</text:p>
          </table:table-cell>
          <table:table-cell table:style-name="ce11" office:value-type="string" calcext:value-type="string">
            <text:p>Kernel version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anne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3 Model B Rev 1.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4.19.97-v7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1-1</text:p>
          </table:table-cell>
          <table:table-cell office:value-type="string" calcext:value-type="string">
            <text:p>armv6l</text:p>
          </table:table-cell>
          <table:table-cell office:value-type="string" calcext:value-type="string">
            <text:p>Raspberry Pi Model B Rev 2</text:p>
          </table:table-cell>
          <table:table-cell/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7+</text:p>
          </table:table-cell>
          <table:table-cell office:value-type="string" calcext:value-type="string">
            <text:p>Not working: FATAL: Unable to enable QPUs. Check your firmware is latest. Same for cas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4-3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4 Model B Rev 1.1</text:p>
          </table:table-cell>
          <table:table-cell/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4.51-v7l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ke</text:p>
          </table:table-cell>
          <table:table-cell office:value-type="string" calcext:value-type="string">
            <text:p>aarch64</text:p>
          </table:table-cell>
          <table:table-cell office:value-type="string" calcext:value-type="string">
            <text:p>Raspberry Pi 4 Model B Rev 1.1</text:p>
          </table:table-cell>
          <table:table-cell/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5.10.5-v8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Intel(R) Core(TM) i7-4710HQ CPU @ 2.50GHz</text:p>
          </table:table-cell>
          <table:table-cell/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4.19.0-13-amd64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03:59:41.7371337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04:06:51.875238062</meta:creation-date>
    <dc:date>2021-01-28T07:53:35.119497397</dc:date>
    <meta:editing-duration>PT8H56M5S</meta:editing-duration>
    <meta:editing-cycles>17</meta:editing-cycles>
    <meta:generator>LibreOffice/6.1.5.2$Linux_ARM_EABI LibreOffice_project/10$Build-2</meta:generator>
    <meta:document-statistic meta:table-count="2" meta:cell-count="1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3.026cm" svg:y="3.706cm" style:legend-expansion="high" chart:style-name="ch2"/>
        <chart:plot-area chart:style-name="ch3" table:cell-range-address="Timing.A27:Timing.D30" chart:data-source-has-labels="both" svg:x="0.32cm" svg:y="0.18cm" svg:width="12.386cm" svg:height="8.646cm">
          <chartooo:coordinate-region svg:x="0.93cm" svg:y="0.379cm" svg:width="11.765cm" svg:height="7.8cm"/>
          <chart:axis chart:dimension="x" chart:name="primary-x" chart:style-name="ch4" chartooo:axis-type="auto">
            <chartooo:date-scale/>
            <chart:categories table:cell-range-address="Timing.B27:Timing.D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ing.B28:Timing.D28" chart:label-cell-address="Timing.A28:Timing.A28" chart:class="chart:bar">
            <chart:data-point chart:repeated="3"/>
          </chart:series>
          <chart:series chart:style-name="ch8" chart:values-cell-range-address="Timing.B29:Timing.D29" chart:label-cell-address="Timing.A29:Timing.A29" chart:class="chart:bar">
            <chart:data-point chart:repeated="3"/>
          </chart:series>
          <chart:series chart:style-name="ch9" chart:values-cell-range-address="Timing.B30:Timing.D30" chart:label-cell-address="Timing.A30:Timing.A30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Timing.B27:Timing.D27</svg:desc>
                </draw:g>
              </table:table-cell>
              <table:table-cell office:value-type="string">
                <text:p>dotvector</text:p>
              </table:table-cell>
              <table:table-cell office:value-type="string">
                <text:p>1248 rotate</text:p>
              </table:table-cell>
            </table:table-row>
          </table:table-header-rows>
          <table:table-rows>
            <table:table-row>
              <table:table-cell office:value-type="string">
                <text:p>Intel I7</text:p>
                <draw:g>
                  <svg:desc>Timing.A28:Timing.A28</svg:desc>
                </draw:g>
              </table:table-cell>
              <table:table-cell office:value-type="float" office:value="3.092124">
                <text:p>3.092124</text:p>
                <draw:g>
                  <svg:desc>Timing.B28:Timing.D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4-64</text:p>
                <draw:g>
                  <svg:desc>Timing.A29:Timing.A29</svg:desc>
                </draw:g>
              </table:table-cell>
              <table:table-cell office:value-type="float" office:value="13.497253">
                <text:p>13.497253</text:p>
                <draw:g>
                  <svg:desc>Timing.B29:Timing.D29</svg:desc>
                </draw:g>
              </table:table-cell>
              <table:table-cell office:value-type="float" office:value="16.010355">
                <text:p>16.010355</text:p>
              </table:table-cell>
              <table:table-cell office:value-type="float" office:value="12.905957">
                <text:p>12.905957</text:p>
              </table:table-cell>
            </table:table-row>
            <table:table-row>
              <table:table-cell office:value-type="string">
                <text:p>Pi4-64 dummy</text:p>
                <draw:g>
                  <svg:desc>Timing.A30:Timing.A30</svg:desc>
                </draw:g>
              </table:table-cell>
              <table:table-cell office:value-type="float" office:value="0">
                <text:p>0</text:p>
                <draw:g>
                  <svg:desc>Timing.B30:Timing.D30</svg:desc>
                </draw:g>
              </table:table-cell>
              <table:table-cell office:value-type="float" office:value="3.936095">
                <text:p>3.936095</text:p>
              </table:table-cell>
              <table:table-cell office:value-type="float" office:value="3.094523">
                <text:p>3.094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